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pt"/>
    </style:style>
    <style:style style:name="co2" style:family="table-column">
      <style:table-column-properties fo:break-before="auto" style:column-width="68.6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52.84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97.09pt"/>
    </style:style>
    <style:style style:name="co8" style:family="table-column">
      <style:table-column-properties fo:break-before="auto" style:column-width="78.35pt"/>
    </style:style>
    <style:style style:name="co9" style:family="table-column">
      <style:table-column-properties fo:break-before="auto" style:column-width="60.35pt"/>
    </style:style>
    <style:style style:name="co10" style:family="table-column">
      <style:table-column-properties fo:break-before="auto" style:column-width="29.59pt"/>
    </style:style>
    <style:style style:name="co11" style:family="table-column">
      <style:table-column-properties fo:break-before="auto" style:column-width="32.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33.09pt"/>
    </style:style>
    <style:style style:name="co14" style:family="table-column">
      <style:table-column-properties fo:break-before="auto" style:column-width="120.61pt"/>
    </style:style>
    <style:style style:name="co15" style:family="table-column">
      <style:table-column-properties fo:break-before="auto" style:column-width="106.95pt"/>
    </style:style>
    <style:style style:name="co16" style:family="table-column">
      <style:table-column-properties fo:break-before="auto" style:column-width="147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09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table:style-name="ce1"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6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table:style-name="Default" office:value-type="string" calcext:value-type="string">
            <text:p>VolUseEnd</text:p>
          </table:table-cell>
          <table:table-cell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09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13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13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10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13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1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13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1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7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table:style-name="Default" office:value-type="string" calcext:value-type="string">
            <text:p>VolUseEnd</text:p>
          </table:table-cell>
          <table:table-cell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09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13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13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10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13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1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13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1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16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13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default-cell-style-name="Default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table:style-name="Default" office:value-type="string" calcext:value-type="string">
            <text:p>VolUseEnd</text:p>
          </table:table-cell>
          <table:table-cell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09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table:style-name="Default" office:value-type="string" calcext:value-type="string">
            <text:p>NA</text:p>
          </table:table-cell>
          <table:table-cell table:style-name="ce1" office:value-type="string" calcext:value-type="string">
            <text:p>2017-01-21 22:00:0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table:style-name="Default" office:value-type="string" calcext:value-type="string">
            <text:p>NA</text:p>
          </table:table-cell>
          <table:table-cell table:style-name="ce1" office:value-type="string" calcext:value-type="string">
            <text:p>2017-01-21 22:00:0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10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table:style-name="Default" office:value-type="string" calcext:value-type="string">
            <text:p>NA</text:p>
          </table:table-cell>
          <table:table-cell table:style-name="ce1" office:value-type="string" calcext:value-type="string">
            <text:p>2017-01-21 22:00:0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1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table:style-name="Default" office:value-type="string" calcext:value-type="string">
            <text:p>NA</text:p>
          </table:table-cell>
          <table:table-cell table:style-name="ce1" office:value-type="string" calcext:value-type="string">
            <text:p>2017-01-21 22:00:0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1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16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16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1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1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2017-01-20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19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14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09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1-21 22:00:0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1-21 22:00:0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10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1-21 22:00:0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1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1-21 22:00:0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1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10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0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16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0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1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0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1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0 22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19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3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17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9" table:default-cell-style-name="Default"/>
        <table:table-column table:style-name="co15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09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0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1-28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16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1-28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1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1-28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1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1-28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19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3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7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23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20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7" table:default-cell-style-name="Default"/>
        <table:table-column table:style-name="co9" table:default-cell-style-name="Default"/>
        <table:table-column table:style-name="co15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09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10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1-28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16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1-28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1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1-28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1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1-28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19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3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7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23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7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24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7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25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7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2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21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9" table:default-cell-style-name="Default"/>
        <table:table-column table:style-name="co15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09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10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1-28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16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1-28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1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1-28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1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1-28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19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7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23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7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24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7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25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27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2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30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24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5" table:default-cell-style-name="ce1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09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0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04 22:00:0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23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04 22:00:0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24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04 22:00:0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25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04 22:00:0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2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30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3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30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27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09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10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04 22:00:0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23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04 22:00:0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24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04 22:00:0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25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04 22:00:0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2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30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3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30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3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31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3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0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3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02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28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5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10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04 22:00:0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23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04 22:00:0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24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04 22:00:0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1-25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2017-02-04 22:00:0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1-2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30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3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30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3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31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3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0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3 22:00: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02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6 20:00: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31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0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1-30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1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30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1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31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1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0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1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02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0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06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34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ce1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0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1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30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1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31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1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0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1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02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0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06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0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0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0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0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0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35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0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1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1-30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1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1-31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1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0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1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02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0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06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0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0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0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0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0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3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38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ce1"/>
        <table:table-column table:style-name="co9" table:default-cell-style-name="Default"/>
        <table:table-column table:style-name="co15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0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8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06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8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0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8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0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8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3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1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41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0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1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8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06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8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0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8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0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8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1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14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15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1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42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ce1"/>
        <table:table-column table:style-name="co9" table:default-cell-style-name="Default"/>
        <table:table-column table:style-name="co15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8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06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8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0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8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0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8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1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14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15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1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0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45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5" table:default-cell-style-name="ce1"/>
        <table:table-column table:style-name="co9" table:default-cell-style-name="Default"/>
        <table:table-column table:style-name="co15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1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14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15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1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0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4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20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48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1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14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15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1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4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20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4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2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4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2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4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2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49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7" table:default-cell-style-name="ce1"/>
        <table:table-column table:style-name="co9" table:default-cell-style-name="Default"/>
        <table:table-column table:style-name="co15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1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14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15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1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4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20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4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2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4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2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4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2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7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24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51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5" table:default-cell-style-name="ce1"/>
        <table:table-column table:style-name="co9" table:default-cell-style-name="Default"/>
        <table:table-column table:style-name="co15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1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14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15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5 22:00:0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1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20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2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2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2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7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24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52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ce1"/>
        <table:table-column table:style-name="co9" table:default-cell-style-name="Default"/>
        <table:table-column table:style-name="co15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20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2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2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2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7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24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3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2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55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ce1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31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20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2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2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2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7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24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3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2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3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2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3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3-0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3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3-0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56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5" table:default-cell-style-name="ce1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31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20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2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2-2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04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2-2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7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24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3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2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3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2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3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3-0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3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3-0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3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59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5" table:default-cell-style-name="ce1"/>
        <table:table-column table:style-name="co9" table:default-cell-style-name="Default"/>
        <table:table-column table:style-name="co15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31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2-27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24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1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2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1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2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1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3-0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1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3-0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3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0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3-0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62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ce1"/>
        <table:table-column table:style-name="co9" table:default-cell-style-name="Default"/>
        <table:table-column table:style-name="co15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2-24 22:00: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2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31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24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24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1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2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1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2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1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3-0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1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3-0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3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0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3-0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0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3-0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0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3-0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0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3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63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ce1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31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24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24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1 22:00: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2-2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1 22:00:0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2-2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1 22:00: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3-01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1 22:00:0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3-02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3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0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3-0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0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3-0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0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3-0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0 22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3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3 20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3-10 22:00:01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66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31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24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24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3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8 22:00:0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3-0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8 22:00:0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3-0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8 22:00:0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3-0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8 22:00:0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3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3 20:00:0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3-10 22:00:01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3-1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69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ce1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31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0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0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24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24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3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8 22:00:0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3-0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8 22:00:0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3-0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8 22:00:0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3-0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8 22:00:0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3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4-07 22:00:0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3-10 22:00:01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3-1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3-14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3-15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3-1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70" table:style-name="ta1"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9" table:default-cell-style-name="Default"/>
        <table:table-column table:style-name="co7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JobName</text:p>
          </table:table-cell>
          <table:table-cell office:value-type="string" calcext:value-type="string">
            <text:p>Volume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JobStatus</text:p>
          </table:table-cell>
          <table:table-cell office:value-type="string" calcext:value-type="string">
            <text:p>WeekNum</text:p>
          </table:table-cell>
          <table:table-cell office:value-type="string" calcext:value-type="string">
            <text:p>VolStatus</text:p>
          </table:table-cell>
          <table:table-cell office:value-type="string" calcext:value-type="string">
            <text:p>VolUseEnd</text:p>
          </table:table-cell>
          <table:table-cell table:style-name="Default" office:value-type="string" calcext:value-type="string">
            <text:p>VolRecycleTime</text:p>
          </table:table-cell>
          <table:table-cell office:value-type="string" calcext:value-type="string">
            <text:p>DayOfWeek</text:p>
          </table:table-cell>
          <table:table-cell table:style-name="Default" office:value-type="string" calcext:value-type="string">
            <text:p>StartTim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03 22:00:0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1-06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8-01-31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7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24 22:00: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2-24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month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06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3-03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8 22:00:0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3-0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8 22:00:0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3-07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8 22:00:0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3-08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3-18 22:00:0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3-09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017-04-07 22:00:0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3-10 22:00:01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2017-03-13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2017-03-14 22:00:00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2017-03-15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daily-volnum-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17 22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2017-03-16 22:00:01</text:p>
          </table:table-cell>
          <table:table-cell office:value-type="float" office:value="2029" calcext:value-type="float">
            <text:p>2029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webserver-job</text:p>
          </table:table-cell>
          <table:table-cell office:value-type="string" calcext:value-type="string">
            <text:p>webserver-weekly-volnum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end</text:p>
          </table:table-cell>
          <table:table-cell table:style-name="ce1" office:value-type="string" calcext:value-type="string">
            <text:p>2017-03-20 20:00:0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2017-03-17 22:00:00</text:p>
          </table:table-cell>
          <table:table-cell office:value-type="float" office:value="2030" calcext:value-type="float">
            <text:p>2030</text:p>
          </table:table-cell>
          <table:table-cell office:value-type="float" office:value="0.058" calcext:value-type="float">
            <text:p>0.058</text:p>
          </table:table-cell>
        </table:table-row>
      </table:table>
      <table:table table:name="Sheet1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5:32:03.726185265</meta:creation-date>
    <dc:date>2017-10-04T21:03:44.864618786</dc:date>
    <meta:editing-duration>P1DT1H37M43S</meta:editing-duration>
    <meta:editing-cycles>30</meta:editing-cycles>
    <meta:generator>LibreOffice/5.1.6.2$Linux_X86_64 LibreOffice_project/10m0$Build-2</meta:generator>
    <meta:document-statistic meta:table-count="31" meta:cell-count="4953" meta:object-count="0"/>
  </office:meta>
</office:document-meta>
</file>